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02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03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04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05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06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07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08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09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006cm" svg:height="1.79cm" draw:transform="rotate (-2.60455484275114) translate (11.9906805555471cm 15.1994444444293cm)" svg:viewBox="0 0 2007 1791" svg:d="M0 19c265-15 594-15 589-19s341 34 334 37 343-30 335-25 90-5 90-5l45 169 110 297 150 361 91 332 131 272c0 0 86 275 79 271s46 80 53 73-158-20-139-18-358 16-346 19-368-16-354-19-314 19-304 26-162-30-153-33-57 16-57 16l-127-305c0 0-82-306-74-313s-100-238-106-192-148-466-148-457-180-407-180-407l-19-83z">
            <text:p/>
          </draw:path>
          <draw:path draw:style-name="gr1" draw:text-style-name="P1" draw:layer="layout" svg:width="0.468cm" svg:height="0.287cm" draw:transform="rotate (0.945270322880129) translate (9.51770833333963cm 14.8290277777928cm)" svg:viewBox="0 0 469 288" svg:d="M469 0c-24 93-69 171-69 162s-68 53-68 53l-96 44-120 29-116-2">
            <text:p/>
          </draw:path>
          <draw:path draw:style-name="gr1" draw:text-style-name="P1" draw:layer="layout" svg:width="0.173cm" svg:height="0.212cm" svg:x="9.142cm" svg:y="14.579cm" svg:viewBox="0 0 174 213" svg:d="M0 198c81-198 99-198 90-198s49 115 49 115c0 0 25 98 34 98s-34-74-34-74h-114">
            <text:p/>
          </draw:path>
          <draw:path draw:style-name="gr1" draw:text-style-name="P1" draw:layer="layout" svg:width="0.154cm" svg:height="0.228cm" svg:x="10.46cm" svg:y="13.746cm" svg:viewBox="0 0 155 229" svg:d="M16 229c0-220 16-229 9-229s106 16 106 16c0 0 17 56 24 56s-74 27-65 27-81 0-81 0h90c0 0 49 65 49 56s-14 51-7 51-86 20-86 20l-55-6z">
            <text:p/>
          </draw:path>
          <draw:path draw:style-name="gr1" draw:text-style-name="P1" draw:layer="layout" svg:width="0.176cm" svg:height="0.218cm" svg:x="12.051cm" svg:y="15.072cm" svg:viewBox="0 0 177 219" svg:d="M167 23c-46-23-90-23-85-23s-53 19-53 19c0 0-23 85-28 85s19 81 14 76 76 44 53 39 72-4 67-4 42-24 42-24">
            <text:p/>
          </draw:path>
          <draw:path draw:style-name="gr1" draw:text-style-name="P1" draw:layer="layout" svg:width="0.172cm" svg:height="0.219cm" svg:x="10.775cm" svg:y="15.953cm" svg:viewBox="0 0 173 220" svg:d="M5 215c0-201 0-215 0-215 0 0 81 11 76 11s53 23 53 23l39 58c0 0-25 81-14 72s-43 42-43 37-82 19-67 19-49 0-49 0z">
            <text:p/>
          </draw:path>
          <draw:g>
            <draw:path draw:style-name="gr1" draw:text-style-name="P1" draw:layer="layout" svg:width="0.142cm" svg:height="0.225cm" draw:transform="skewX (-0.00767944870877504) rotate (-0.717679388420069) translate (9.79287499999787cm 15.0706805555575cm)" svg:viewBox="0 0 143 226" svg:d="M116 226c-12-212-26-222-17-226s-58 86-58 86l-41 76c0 0 55 4 41 9s102-3 102-3">
              <text:p/>
            </draw:path>
            <draw:path draw:style-name="gr1" draw:text-style-name="P1" draw:layer="layout" svg:width="0.108cm" svg:height="0.161cm" draw:transform="skewX (0.0319395253114962) rotate (-0.694815575218943) translate (9.98866666666432cm 15.3264444444467cm)" svg:viewBox="0 0 109 162" svg:d="M102 0c-58 2-91 25-91 25l-11 46 2 49 42 41c0 0 42-2 34 1s26-12 31-19l-5 7">
              <text:p/>
            </draw:path>
            <draw:path draw:style-name="gr1" draw:text-style-name="P1" draw:layer="layout" svg:width="0.239cm" svg:height="0.17cm" draw:transform="skewX (0.0102974425867666) rotate (-0.707905544608901) translate (10.135069444441cm 15.428750000004cm)" svg:viewBox="0 0 240 171" svg:d="M7 171c-8-62-7-111-7-111 0 0 21-41 12-42s57-7 57-7l44 15c0 0 9 59 3 53s9 71 9 71v16l-5-134c0 0 58-32 51-32s41 7 41 7l28 27-4 42v95">
              <text:p/>
            </draw:path>
          </draw:g>
          <draw:g>
            <draw:path draw:style-name="gr2" draw:text-style-name="P2" draw:layer="layout" svg:width="0.114cm" svg:height="0.19cm" draw:transform="skewX (-0.00925024503556996) rotate (0.515046662263527) translate (11.1757638888888cm 15.7621249999999cm)" svg:viewBox="0 0 115 191" svg:d="M0 0c152 0 109 23 109 23l-35 113-25 55h-7">
              <text:p/>
            </draw:path>
            <draw:path draw:style-name="gr3" draw:text-style-name="P2" draw:layer="layout" svg:width="0.107cm" svg:height="0.158cm" draw:transform="rotate (0.500734962397173) translate (11.4685694444441cm 15.6210138888928cm)" svg:viewBox="0 0 108 159" svg:d="M108 0c-57 2-104 30-104 30l-4 44 12 57 37 28 50-13-7-1">
              <text:p/>
            </draw:path>
            <draw:path draw:style-name="gr4" draw:text-style-name="P2" draw:layer="layout" svg:width="0.227cm" svg:height="0.17cm" draw:transform="skewX (-0.0101229096615671) rotate (0.510683339133541) translate (11.6026250000028cm 15.5204722222271cm)" svg:viewBox="0 0 228 171" svg:d="M9 164c-9-92-5-123-9-116s41-37 41-37c0 0 56 24 51 8s24 43 24 43l-7 60 9 49-7-132 71-39 38 5 8 55v67 37">
              <text:p/>
            </draw:path>
            <draw:path draw:style-name="gr5" draw:text-style-name="P2" draw:layer="layout" svg:width="0.119cm" svg:height="0cm" draw:transform="rotate (0.531801823082672) translate (11.1651805555561cm 15.8820694444457cm)" svg:viewBox="0 0 120 0" svg:d="M0 0c196 0 92 0 92 0">
              <text:p/>
            </draw:path>
          </draw:g>
          <draw:g>
            <draw:path draw:style-name="gr6" draw:text-style-name="P2" draw:layer="layout" svg:width="0.121cm" svg:height="0.17cm" draw:transform="skewX (0.0822050077689329) rotate (-0.0441568300754576) translate (9.97102777777722cm 14.6402916666705cm)" svg:viewBox="0 0 122 171" svg:d="M0 9c109-9 122-9 122-9 0 0-50 79-48 72s-42 99-42 99">
              <text:p/>
            </draw:path>
            <draw:path draw:style-name="gr7" draw:text-style-name="P2" draw:layer="layout" svg:width="0.121cm" svg:height="0.158cm" draw:transform="skewX (0.0776671517137477) rotate (-0.0280998009571099) translate (10.1509444444442cm 14.663222222225cm)" svg:viewBox="0 0 122 159" svg:d="M0 5c39-1 90-5 90-5l32 26c0 0-62 53-58 48s-48 65-48 65c0 0-5 18-11 18s60 2 60 2l39-6">
              <text:p/>
            </draw:path>
            <draw:path draw:style-name="gr8" draw:text-style-name="P2" draw:layer="layout" svg:width="0.052cm" svg:height="0.062cm" draw:transform="skewX (0.11379546723003) rotate (-0.0370009801422804) translate (10.3343888888887cm 14.664986111112cm)" svg:viewBox="0 0 53 63" svg:d="M48 1c7 25 5 51 5 51l-2 11-51-25c0 0 19-35 12-37s36 0 36 0z">
              <text:p/>
            </draw:path>
            <draw:path draw:style-name="gr9" draw:text-style-name="P2" draw:layer="layout" svg:width="0.067cm" svg:height="0.004cm" draw:transform="skewX (0.321664181142555) rotate (-0.0263544717051148) translate (9.99043055555558cm 14.7408333333335cm)" svg:viewBox="0 0 68 5" svg:d="M0 0c78 0 67 5 67 5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02" draw:display-name="Dashed (var) 602" draw:style="rect" draw:dots1="1" draw:dots1-length="0.006cm" draw:dots2="1" draw:dots2-length="0.006cm" draw:distance="0.006cm"/>
    <draw:stroke-dash draw:name="Dashed_20__28_var_29__20_603" draw:display-name="Dashed (var) 603" draw:style="rect" draw:dots1="1" draw:dots1-length="0.006cm" draw:dots2="1" draw:dots2-length="0.006cm" draw:distance="0.006cm"/>
    <draw:stroke-dash draw:name="Dashed_20__28_var_29__20_604" draw:display-name="Dashed (var) 604" draw:style="rect" draw:dots1="1" draw:dots1-length="0.006cm" draw:dots2="1" draw:dots2-length="0.006cm" draw:distance="0.006cm"/>
    <draw:stroke-dash draw:name="Dashed_20__28_var_29__20_605" draw:display-name="Dashed (var) 605" draw:style="rect" draw:dots1="1" draw:dots1-length="0.006cm" draw:dots2="1" draw:dots2-length="0.006cm" draw:distance="0.006cm"/>
    <draw:stroke-dash draw:name="Dashed_20__28_var_29__20_606" draw:display-name="Dashed (var) 606" draw:style="rect" draw:dots1="1" draw:dots1-length="0.006cm" draw:dots2="1" draw:dots2-length="0.006cm" draw:distance="0.006cm"/>
    <draw:stroke-dash draw:name="Dashed_20__28_var_29__20_607" draw:display-name="Dashed (var) 607" draw:style="rect" draw:dots1="1" draw:dots1-length="0.006cm" draw:dots2="1" draw:dots2-length="0.006cm" draw:distance="0.006cm"/>
    <draw:stroke-dash draw:name="Dashed_20__28_var_29__20_608" draw:display-name="Dashed (var) 608" draw:style="rect" draw:dots1="1" draw:dots1-length="0.006cm" draw:dots2="1" draw:dots2-length="0.006cm" draw:distance="0.006cm"/>
    <draw:stroke-dash draw:name="Dashed_20__28_var_29__20_609" draw:display-name="Dashed (var) 60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3:02:46.241620512</meta:creation-date>
    <dc:date>2018-03-08T13:03:59.480762544</dc:date>
    <meta:editing-duration>PT1M13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